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<text:span text:style-name="T2">Überblick der Dokumentation</text:span><text:s/></text:p>
          </table:table-cell>
          <table:covered-table-cell table:number-columns-repeated="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Kurzfassung<text:s/></text:p>
          </table:table-cell>
          <table:table-cell table:number-columns-repeated="2"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Abstract<text:s/></text:p>
          </table:table-cell>
          <table:table-cell table:number-columns-repeated="2"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 Einleitung<text:s/></text:p>
          </table:table-cell>
          <table:table-cell table:number-columns-repeated="2" table:style-name="ce1"/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1.1 Projektbeschreibung<text:s/>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1.2 Projektplanung<text:s/>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1.2.1 Aufgabenverteilung<text:s/></text:p>
          </table:table-cell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1.2.2 Meilensteine<text:s/></text:p>
          </table:table-cell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1.2.3 Herausforderungen<text:s/></text:p>
          </table:table-cell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2 Analyse besteher Fitness-App</text:p>
          </table:table-cell>
          <table:table-cell table:number-columns-repeated="2"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1 Fitbit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2 30 Tage Challenge<text:s/>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3 Home Workout Personal Trainer<text:s/>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4 Garmin Connect<text:s/></text:p>
          </table:table-cell>
          <table:table-cell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5 Google Fit-Fitness Tracking</text:p>
          </table:table-cell>
          <table:table-cell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6 7-Tage-Minuten<text:s/></text:p>
          </table:table-cell>
          <table:table-cell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7 Gymondo- Fitness Training<text:s/></text:p>
          </table:table-cell>
          <table:table-cell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2.8 Fitnesss&amp;Bodybuilding<text:s/></text:p>
          </table:table-cell>
          <table:table-cell table:style-name="ce1"/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2.9 Schlussfolgerung<text:s/></text:p>
          </table:table-cell>
          <table:table-cell table:style-name="ce1"/>
          <table:table-cell office:value-type="string" table:style-name="ce1">
            <text:p>Melanie Constanin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3 Projektübersicht<text:s/></text:p>
          </table:table-cell>
          <table:table-cell table:number-columns-repeated="2" table:style-name="ce1"/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3.1 Zielgruppe</text:p>
          </table:table-cell>
          <table:table-cell table:style-name="ce1"/>
          <table:table-cell office:value-type="string" table:style-name="ce1">
            <text:p>Kimngan Tra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3.2 Anforderungen<text:s/></text:p>
          </table:table-cell>
          <table:table-cell table:style-name="ce1"/>
          <table:table-cell office:value-type="string" table:style-name="ce1">
            <text:p>Kimngan Tran &amp; Njankou Steffi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2.1 User Stories<text:s/></text:p>
          </table:table-cell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2.2 Funktionale Anforderung<text:s/></text:p>
          </table:table-cell>
          <table:table-cell office:value-type="string" table:style-name="ce1">
            <text:p>Kimngan Tran &amp; Steffi<text:s/>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2.3 Nicht-funktionalen Anforderungen<text:s/></text:p>
          </table:table-cell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2.4 Data Dictionary</text:p>
          </table:table-cell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1">
            <text:p>3.3 Modelle<text:s/></text:p>
          </table:table-cell>
          <table:table-cell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3.1 Sitemap<text:s/></text:p>
          </table:table-cell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ce1"/>
          <table:table-cell office:value-type="string" table:style-name="ce1">
            <text:p>3.3.2 UML-Klassendiagramm<text:s/></text:p>
          </table:table-cell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3.4 Prototypen<text:s/></text:p>
          </table:table-cell>
          <table:table-cell table:style-name="ce1"/>
          <table:table-cell office:value-type="string" table:style-name="ce1">
            <text:p>Kimngan Tran<text:s/>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3.4.1 Papierprototypen<text:s/></text:p>
          </table:table-cell>
          <table:table-cell office:value-type="string" table:style-name="ce1">
            <text:p>Melanie Constatin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3.4.2 Wireframes<text:s/></text:p>
          </table:table-cell>
          <table:table-cell office:value-type="string" table:style-name="ce1">
            <text:p>Kimngan Tran<text:s/>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3.4.3 Mock-Ups<text:s/></text:p>
          </table:table-cell>
          <table:table-cell office:value-type="string" table:style-name="ce1">
            <text:p>Kimngan Tran<text:s/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3.5 SWOT-Analyse<text:s/></text:p>
          </table:table-cell>
          <table:table-cell table:style-name="ce1"/>
          <table:table-cell office:value-type="string" table:style-name="ce1">
            <text:p>Njankou Steffi Tchotchi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4 Zusammenfassung &amp; Fazit<text:s/></text:p>
          </table:table-cell>
          <table:table-cell table:number-columns-repeated="2" table:style-name="ce1"/>
          <table:table-cell office:value-type="string" table:style-name="ce1">
            <text:p>Jerome Hubain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5 Ausblick<text:s/></text:p>
          </table:table-cell>
          <table:table-cell table:number-columns-repeated="2" table:style-name="ce1"/>
          <table:table-cell office:value-type="string" table:style-name="ce1">
            <text:p>Melanie Constatin</text:p>
          </table:table-cell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Kimngan Tran</meta:initial-creator>
    <dc:creator>Kimngan Tran</dc:creator>
    <meta:creation-date>2017-08-25T13:11:26Z</meta:creation-date>
    <dc:date>2017-08-25T13:48:59Z</dc:date>
    <meta:editing-duration>PT0S</meta:editing-duration>
  </office:meta>
</office:document-meta>
</file>